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AttributesContextHolder.setAttributesFromMessage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ContextHolder.setAttributes( @ Nullable Simp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ttributesContextHolder.curren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AttributesContextHold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ttributesContextHolder.res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